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Montserrat" fo:font-size="11pt" style:font-size-asian="11pt" style:font-size-complex="11pt"/>
    </style:style>
    <style:style style:name="P3" style:family="paragraph" style:parent-style-name="Standard">
      <style:text-properties style:font-name="Montserrat" fo:font-size="11pt" officeooo:paragraph-rsid="001260b4" style:font-size-asian="11pt" style:font-size-complex="11pt"/>
    </style:style>
    <style:style style:name="T1" style:family="text">
      <style:text-properties fo:font-variant="normal" fo:text-transform="none" fo:color="#0f0f19" style:font-name="Montserrat" fo:font-size="10.5pt" fo:letter-spacing="normal" fo:font-style="normal" fo:font-weight="normal"/>
    </style:style>
    <style:style style:name="T2" style:family="text">
      <style:text-properties fo:font-variant="normal" fo:text-transform="none" fo:color="#0f0f19" fo:font-size="10.5pt" fo:letter-spacing="normal" fo:font-style="normal" fo:font-weight="normal"/>
    </style:style>
    <style:style style:name="T3" style:family="text">
      <style:text-properties fo:font-variant="normal" fo:text-transform="none" fo:color="#0f0f19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er1</text:p>
      <text:p text:style-name="P2"/>
      <text:p text:style-name="P1">cle=&gt; ENC</text:p>
      <text:p text:style-name="P2">text_claire {</text:p>
      <text:p text:style-name="P2">THISYEARWEALSOTHOUGHTTHATYOUSHOULDATLEASTONCEINYOURLIFEBROWSETHEWEBFORSOMEKINDERGARTENCRYPTO</text:p>
      <text:p text:style-name="P2">TOOLSASYOUSEESEVERALOFTHEMAREAVAILABLEANDAREQUITEABLETOPERFORMAFREQUENCYANALYSISANDTHUSTO</text:p>
      <text:p text:style-name="P2">EVENGUESSTHESECRETKEYOFTHISCIPHERPLAYINGAROUNDWITHTHEMCANBEALOTOFFUNBUTNOWPLEASEFORGETABOUT</text:p>
      <text:p text:style-name="P2">THISANCIENTSTUFFFORTHERESTOFTHISCOURSEINTHEREMAINDEROFTHECOURSEWEWILLFOCUSONMOREELABORATE</text:p>
      <text:p text:style-name="P2">FORMSOFSECURITYTHATCANNOTBEBROKENBYSUCHASIM</text:p>
      <text:p text:style-name="P2">}</text:p>
      <text:p text:style-name="P2"/>
      <text:p text:style-name="P1">activiter 2</text:p>
      <text:p text:style-name="P2">10,5</text:p>
      <text:p text:style-name="P2"><text:span text:style-name="T3">César</text:span> decalage 13 {</text:p>
      <text:p text:style-name="P2"/>
      <text:p text:style-name="P2">Ciphertext: ARIREGEHFGVAFRPHEVGLOLBOFPHEVGL </text:p>
      <text:p text:style-name="P2"/>
      <text:p text:style-name="P2">Plaintext: THISISASECRETMESSAGE </text:p>
      <text:p text:style-name="P2">}</text:p>
      <text:p text:style-name="P2"/>
      <text:p text:style-name="P2">substitution avec (T-&gt;G,h-&gt;S,I-&gt;R,S-&gt;h,A-&gt;Z,E-&gt;V,C-&gt;X ,R→I,M→n,G→T){</text:p>
      <text:p text:style-name="P2"/>
      <text:p text:style-name="P2">Ciphertext: ARIREGEHFGVAFRPHEVGLOLBOFPHEVGL </text:p>
      <text:p text:style-name="P2"/>
      <text:p text:style-name="P2">Plaintext: THISISASECRETMESSAGE }</text:p>
      <text:p text:style-name="P2"/>
      <text:p text:style-name="P2">Vigenère cle (IHGX){</text:p>
      <text:p text:style-name="P3"/>
      <text:p text:style-name="P3">Ciphertext : OVUA</text:p>
      <text:p text:style-name="P3"/>
      <text:p text:style-name="P3">Plaintext :GOOD 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9:47:29.282396990</meta:creation-date>
    <dc:date>2022-02-16T09:52:23.054994197</dc:date>
    <meta:editing-duration>PT4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41" meta:character-count="747" meta:non-whitespace-character-count="724"/>
  </office:meta>
</office:document-meta>
</file>